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cmr10" svg:font-family="cmr10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Verdana" fo:font-size="14pt" style:font-size-asian="14pt" style:font-size-complex="14pt" loext:border-line-width="0cm 0.004cm 0.002cm" loext:padding="0.049cm" loext:border="0.06pt double #000000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 style:writing-mode="lr-tb"/>
      <style:text-properties fo:text-transform="uppercase" fo:color="#ff0000" loext:opacity="100%" style:font-name="Arial" fo:font-size="26pt" fo:letter-spacing="0.071cm" fo:font-style="normal" fo:font-weight="bold" officeooo:paragraph-rsid="00135644" style:font-size-asian="26pt" style:font-style-asian="normal" style:font-weight-asian="bold" style:font-size-complex="26pt" style:font-style-complex="normal" style:font-weight-complex="600" style:text-rotation-angle="90" style:text-rotation-scale="line-height" style:font-relief="embossed"/>
    </style:style>
    <style:style style:name="P3" style:family="paragraph" style:parent-style-name="Text_20_body">
      <loext:graphic-properties draw:fill-gradient-name="gradient" draw:fill-hatch-name="hatch" draw:opacity="25%"/>
      <style:paragraph-properties fo:margin-left="1cm" fo:margin-right="0cm" fo:margin-top="0cm" fo:margin-bottom="0.247cm" style:contextual-spacing="false" fo:line-height="200%" fo:text-align="justify" style:justify-single-word="false" fo:text-indent="0cm" style:auto-text-indent="false"/>
      <style:text-properties officeooo:paragraph-rsid="00135644"/>
    </style:style>
    <style:style style:name="P4" style:family="paragraph" style:parent-style-name="Text_20_body">
      <loext:graphic-properties draw:fill-gradient-name="gradient" draw:fill-hatch-name="hatch"/>
      <style:paragraph-properties fo:margin-left="1.15cm" fo:margin-right="0cm" fo:margin-top="0cm" fo:margin-bottom="0.247cm" style:contextual-spacing="false" fo:line-height="150%" fo:text-align="justify" style:justify-single-word="false" fo:text-indent="0cm" style:auto-text-indent="false" fo:padding="0.049cm" fo:border="0.06pt solid #000000"/>
      <style:text-properties style:font-name="Comic Sans MS" officeooo:paragraph-rsid="00135644"/>
    </style:style>
    <style:style style:name="T1" style:family="text">
      <style:text-properties style:font-name="sans-serif"/>
    </style:style>
    <style:style style:name="T2" style:family="text">
      <style:text-properties style:font-name="Verdana"/>
    </style:style>
    <style:style style:name="T3" style:family="text">
      <style:text-properties style:font-name="Verdana" fo:font-style="italic" style:font-style-asian="italic" style:font-style-complex="italic"/>
    </style:style>
    <style:style style:name="T4" style:family="text">
      <style:text-properties style:font-name="Verdana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Verdana" fo:font-weight="bold" style:font-weight-asian="bold" style:font-weight-complex="bold"/>
    </style:style>
    <style:style style:name="T6" style:family="text">
      <style:text-properties style:font-name="Verdana" fo:font-weight="normal" style:font-weight-asian="normal" style:font-weight-complex="normal"/>
    </style:style>
    <style:style style:name="T7" style:family="text">
      <style:text-properties style:font-name="Verdana" fo:font-weight="normal" officeooo:rsid="00135644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135644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16" style:family="text">
      <style:text-properties style:font-name="Impact"/>
    </style:style>
    <style:style style:name="T17" style:family="text">
      <style:text-properties style:font-name="Impact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="Impact" fo:font-style="italic" style:font-style-asian="italic" style:font-style-complex="italic"/>
    </style:style>
    <style:style style:name="T19" style:family="text">
      <style:text-properties style:font-name="Impac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Impact" fo:font-style="italic" fo:font-weight="normal" officeooo:rsid="00135644" style:font-style-asian="italic" style:font-weight-asian="normal" style:font-style-complex="italic" style:font-weight-complex="normal"/>
    </style:style>
    <style:style style:name="T21" style:family="text">
      <style:text-properties style:font-name="Impact" fo:font-weight="normal" style:font-weight-asian="normal" style:font-weight-complex="normal"/>
    </style:style>
    <style:style style:name="T22" style:family="text">
      <style:text-properties style:font-name="Impact" fo:font-weight="normal" officeooo:rsid="00135644" style:font-weight-asian="normal" style:font-weight-complex="normal"/>
    </style:style>
    <style:style style:name="T23" style:family="text">
      <style:text-properties style:font-name="Impact"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Impact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5" style:family="text">
      <style:text-properties style:font-name="Impact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Impact" fo:font-size="14pt" fo:font-style="italic" fo:font-weight="normal" officeooo:rsid="00135644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cmr10" fo:font-size="14pt" fo:font-style="italic" style:font-size-asian="14pt" style:font-style-asian="italic" style:font-size-complex="14pt" style:font-style-complex="italic"/>
    </style:style>
    <style:style style:name="T28" style:family="text">
      <style:text-properties style:font-name="cmr10" fo:font-size="14pt" fo:font-style="italic" style:font-size-asian="14pt" style:font-style-asian="italic" style:font-size-complex="14pt" style:font-style-complex="italic" loext:border-line-width="0cm 0.004cm 0.002cm" loext:padding="0.049cm" loext:border="0.06pt double #000000"/>
    </style:style>
    <style:style style:name="T29" style:family="text">
      <style:text-properties style:font-name="cmr10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0" style:family="text">
      <style:text-properties style:font-name="cmr10" fo:font-size="14pt" fo:font-style="italic" style:text-underline-style="solid" style:text-underline-width="auto" style:text-underline-color="font-color" style:font-size-asian="14pt" style:font-style-asian="italic" style:font-size-complex="14pt" style:font-style-complex="italic" loext:border-line-width="0cm 0.004cm 0.002cm" loext:padding="0.049cm" loext:border="0.06pt double #000000"/>
    </style:style>
    <style:style style:name="T31" style:family="text">
      <style:text-properties style:font-name="cmr1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style:font-name="cmr10" fo:font-size="14pt" fo:font-style="italic" fo:font-weight="normal" officeooo:rsid="00135644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="cmr10" fo:font-size="14pt" fo:font-style="italic" fo:font-weight="normal" officeooo:rsid="00135644" style:font-size-asian="14pt" style:font-style-asian="italic" style:font-weight-asian="normal" style:font-size-complex="14pt" style:font-style-complex="italic" style:font-weight-complex="normal" loext:border-line-width="0cm 0.004cm 0.002cm" loext:padding="0.049cm" loext:border="0.06pt double #000000"/>
    </style:style>
    <style:style style:name="T34" style:family="text">
      <style:text-properties style:font-name="cmr10" fo:font-size="14pt" fo:font-style="italic" fo:font-weight="normal" style:font-size-asian="14pt" style:font-style-asian="italic" style:font-weight-asian="normal" style:font-size-complex="14pt" style:font-style-complex="italic" style:font-weight-complex="normal" loext:border-line-width="0cm 0.004cm 0.002cm" loext:padding="0.049cm" loext:border="0.06pt double #000000"/>
    </style:style>
    <style:style style:name="T35" style:family="text">
      <style:text-properties style:font-name="cmr10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36" style:family="text">
      <style:text-properties style:font-name="cmr10" fo:font-size="14pt" fo:font-style="italic" fo:background-color="#ffff00" loext:char-shading-value="0" style:font-size-asian="14pt" style:font-style-asian="italic" style:font-size-complex="14pt" style:font-style-complex="italic" loext:border-line-width="0cm 0.004cm 0.002cm" loext:padding="0.049cm" loext:border="0.06pt double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101R_mcid6"/>Confira os sintomas da Dengue</text:p>
      <text:p text:style-name="P3"><text:line-break/><text:span text:style-name="T14">O tempo médio do ciclo é de 5 a 6 dias, e o intervalo entre a picada e a manifestação da doença chama</text:span><text:bookmark text:name="page101R_mcid10"/><text:span text:style-name="T14">-</text:span><text:bookmark text:name="page101R_mcid11"/><text:span text:style-name="T14">se período de incubação. É só depois desse período que os sintomas aparecem. Geralmente os sintomas se manifestam a partir do 3</text:span><text:bookmark text:name="page101R_mcid14"/><text:span text:style-name="T14">°</text:span><text:bookmark text:name="page101R_mcid15"/><text:span text:style-name="T14"> dia depois da </text:span><text:span text:style-name="T15">picada do mosquitos.</text:span></text:p>
      <text:p text:style-name="P4"><text:bookmark text:name="page101R_mcid16"/><text:soft-page-break/><text:line-break/><text:span text:style-name="T28">Na </text:span><text:span text:style-name="T30">dengue hemorrágica</text:span><text:span text:style-name="T28">, o quadro clínico se agrava rapidamente, apresentando sinais de insuficiência circulatória e choque, podendo levar a pessoa à </text:span><text:span text:style-name="T36">morte em até 24 horas</text:span><text:span text:style-name="T28">. De acordo com estatísticas do Ministério da Saúde, cerca de </text:span><text:span text:style-name="T34">5% </text:span><text:span text:style-name="T33">DAS</text:span><text:span text:style-name="T34"> </text:span><text:span text:style-name="T33">PESSOAS</text:span><text:span text:style-name="T34"> </text:span><text:span text:style-name="T33">COM</text:span><text:span text:style-name="T34"> </text:span><text:span text:style-name="T33">DENGUE</text:span><text:span text:style-name="T34"> </text:span><text:span text:style-name="T33">HEMORRÁGICA</text:span><text:span text:style-name="T34"> </text:span><text:span text:style-name="T33">MORREM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cmr10" svg:font-family="cmr10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font-size="16pt" style:font-size-asian="16pt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8:51.807370739</meta:creation-date>
    <dc:date>2023-04-26T10:57:43.146164672</dc:date>
    <meta:editing-duration>PT28M52S</meta:editing-duration>
    <meta:editing-cycles>1</meta:editing-cycles>
    <meta:document-statistic meta:table-count="0" meta:image-count="0" meta:object-count="0" meta:page-count="2" meta:paragraph-count="3" meta:word-count="98" meta:character-count="571" meta:non-whitespace-character-count="474"/>
    <meta:generator>LibreOffice/7.4.5.1$Linux_X86_64 LibreOffice_project/40$Build-1</meta:generator>
  </office:meta>
</office:document-meta>
</file>